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021a" officeooo:paragraph-rsid="001702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7T23:16:01.612076622</meta:creation-date>
    <dc:date>2017-12-27T23:16:35.909511569</dc:date>
    <meta:editing-duration>PT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